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8e44a" officeooo:paragraph-rsid="0008e44a"/>
    </style:style>
    <style:style style:name="P2" style:family="paragraph" style:parent-style-name="Footer">
      <style:paragraph-properties fo:text-align="end" style:justify-single-word="false"/>
      <style:text-properties officeooo:rsid="0008e44a" officeooo:paragraph-rsid="0008e44a"/>
    </style:style>
    <style:style style:name="P3" style:family="paragraph" style:parent-style-name="Standard">
      <style:paragraph-properties fo:text-align="start" style:justify-single-word="false"/>
      <style:text-properties fo:font-size="16pt" officeooo:rsid="00048dc6" officeooo:paragraph-rsid="00048dc6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48dc6" officeooo:paragraph-rsid="00048dc6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048dc6" officeooo:paragraph-rsid="00048dc6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6pt" officeooo:rsid="002a2170" officeooo:paragraph-rsid="002a2170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2b74bb" officeooo:paragraph-rsid="002b74bb" style:font-size-asian="14pt" style:font-size-complex="16pt"/>
    </style:style>
    <style:style style:name="T1" style:family="text">
      <style:text-properties officeooo:rsid="0025f30d"/>
    </style:style>
    <style:style style:name="T2" style:family="text">
      <style:text-properties officeooo:rsid="00283c70"/>
    </style:style>
    <style:style style:name="T3" style:family="text">
      <style:text-properties fo:font-variant="normal" fo:text-transform="none" fo:color="#000000" loext:opacity="0%" style:font-name="sans-serif" fo:font-size="14.25pt" fo:letter-spacing="normal" fo:font-style="normal" fo:font-weight="normal" officeooo:rsid="002cb592"/>
    </style:style>
    <style:style style:name="T4" style:family="text">
      <style:text-properties officeooo:rsid="002cb5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DBMS LAB – <text:span text:style-name="T2">8</text:span></text:p>
      <text:p text:style-name="P5"/>
      <text:p text:style-name="P5"/>
      <text:p text:style-name="P6">Q<text:span text:style-name="T4">1 Write a C program to find candidate key from functional dependancies</text:span></text:p>
      <text:p text:style-name="P6"/>
      <text:p text:style-name="P6"/>
      <text:p text:style-name="P6">#include&lt;bits/stdc++.h&gt;</text:p>
      <text:p text:style-name="P6">using namespace std;</text:p>
      <text:p text:style-name="P6"/>
      <text:p text:style-name="P6">int smallest_size = INT_MAX;</text:p>
      <text:p text:style-name="P6"/>
      <text:p text:style-name="P6">int obtain_bitmask(string A, unordered_map&lt;char,int&gt;mapping){</text:p>
      <text:p text:style-name="P6"><text:s text:c="4"/>int curr = 0;</text:p>
      <text:p text:style-name="P6"><text:s text:c="4"/>for(auto x: A){</text:p>
      <text:p text:style-name="P6"><text:s text:c="8"/>if(mapping.find(x)!= mapping.end()){</text:p>
      <text:p text:style-name="P6"><text:s text:c="12"/>curr |= 1&lt;&lt;(mapping[x]);</text:p>
      <text:p text:style-name="P6"><text:s text:c="8"/>}</text:p>
      <text:p text:style-name="P6"><text:s text:c="4"/>}</text:p>
      <text:p text:style-name="P6"><text:s text:c="4"/>return curr;</text:p>
      <text:p text:style-name="P6">}</text:p>
      <text:p text:style-name="P6"/>
      <text:p text:style-name="P6">string convertToString(int mask, unordered_map&lt;int,char&gt;revMap){</text:p>
      <text:p text:style-name="P6"><text:s text:c="4"/>string res;</text:p>
      <text:p text:style-name="P6"><text:s text:c="4"/>int index = 0;</text:p>
      <text:p text:style-name="P6"><text:s text:c="4"/>while(mask&gt;0){</text:p>
      <text:p text:style-name="P6"><text:s text:c="8"/>if(mask %2){</text:p>
      <text:p text:style-name="P6"><text:s text:c="12"/>res += revMap[index];</text:p>
      <text:p text:style-name="P6"><text:s text:c="8"/>}</text:p>
      <text:p text:style-name="P6"><text:s text:c="8"/>index++;</text:p>
      <text:p text:style-name="P6"><text:s text:c="8"/>mask /=2;</text:p>
      <text:p text:style-name="P6"><text:s text:c="4"/>}</text:p>
      <text:p text:style-name="P6"><text:s text:c="4"/>return res;</text:p>
      <text:p text:style-name="P6">}</text:p>
      <text:p text:style-name="P6"><text:soft-page-break/></text:p>
      <text:p text:style-name="P6">bool isSuperKey(string A,int set, unordered_map&lt;char,int&gt;mapping,unordered_map&lt;string,string&gt; func_depend, unordered_map&lt;int,int&gt; bit_depend){</text:p>
      <text:p text:style-name="P6"><text:s text:c="4"/>unordered_set&lt;int&gt;characters;</text:p>
      <text:p text:style-name="P6"><text:s text:c="4"/>int curr_set = set;</text:p>
      <text:p text:style-name="P6"><text:s text:c="4"/>while(true){</text:p>
      <text:p text:style-name="P6"><text:s text:c="8"/>int prev_set = curr_set;</text:p>
      <text:p text:style-name="P6"><text:s text:c="8"/>for(auto x: bit_depend){</text:p>
      <text:p text:style-name="P6"><text:s text:c="12"/>if((curr_set &amp; x.first) != 0){</text:p>
      <text:p text:style-name="P6"><text:s text:c="16"/>curr_set |= x.second;</text:p>
      <text:p text:style-name="P6"><text:s text:c="12"/>}</text:p>
      <text:p text:style-name="P6"><text:s text:c="8"/>}</text:p>
      <text:p text:style-name="P6"><text:s text:c="8"/>if(curr_set == prev_set){</text:p>
      <text:p text:style-name="P6"><text:s text:c="12"/>break;</text:p>
      <text:p text:style-name="P6"><text:s text:c="8"/>}</text:p>
      <text:p text:style-name="P6"><text:s text:c="4"/>}</text:p>
      <text:p text:style-name="P6"><text:s text:c="4"/>if(curr_set == ((1&lt;&lt;A.size())-1)){</text:p>
      <text:p text:style-name="P6"><text:s text:c="8"/>return true;</text:p>
      <text:p text:style-name="P6"><text:s text:c="4"/>}</text:p>
      <text:p text:style-name="P6"><text:s text:c="4"/>return false;</text:p>
      <text:p text:style-name="P6">}</text:p>
      <text:p text:style-name="P6">int main(){</text:p>
      <text:p text:style-name="P6"><text:s text:c="4"/>int n;</text:p>
      <text:p text:style-name="P6"><text:s text:c="4"/>string A;</text:p>
      <text:p text:style-name="P6"><text:s text:c="4"/>unordered_map&lt;char,int&gt;mapping;</text:p>
      <text:p text:style-name="P6"><text:s text:c="4"/>unordered_map&lt;int,char&gt;revChar;</text:p>
      <text:p text:style-name="P6"><text:s text:c="4"/>unordered_map&lt;string,string&gt; func_depend;</text:p>
      <text:p text:style-name="P6"><text:s text:c="4"/>unordered_map&lt;int,int&gt; bit_depend;</text:p>
      <text:p text:style-name="P6"><text:s text:c="4"/>cout&lt;&lt;"Enter Attributes ";</text:p>
      <text:p text:style-name="P6"><text:s text:c="4"/>cin&gt;&gt;A;</text:p>
      <text:p text:style-name="P6"><text:s text:c="4"/>cout&lt;&lt;"Enter number of functional dependencies ";</text:p>
      <text:p text:style-name="P6"><text:s text:c="4"/>cin&gt;&gt;n;</text:p>
      <text:p text:style-name="P6"><text:s text:c="4"/>for(int i=0;i&lt;A.size();i++){</text:p>
      <text:p text:style-name="P6"><text:s text:c="8"/>mapping[A[i]] = i;</text:p>
      <text:p text:style-name="P6"><text:soft-page-break/><text:s text:c="8"/>revChar[i] =A[i];</text:p>
      <text:p text:style-name="P6"><text:s text:c="4"/>}</text:p>
      <text:p text:style-name="P6"><text:s text:c="4"/>for(int i=0;i&lt;n;i++){</text:p>
      <text:p text:style-name="P6"><text:s text:c="8"/>string LHS,RHS;</text:p>
      <text:p text:style-name="P6"><text:s text:c="8"/>cout&lt;&lt;"Enter the LHS of the string ";</text:p>
      <text:p text:style-name="P6"><text:s text:c="8"/>cin&gt;&gt;LHS;</text:p>
      <text:p text:style-name="P6"><text:s text:c="8"/>cout&lt;&lt;"Enter the RHS of the string ";</text:p>
      <text:p text:style-name="P6"><text:s text:c="8"/>cin&gt;&gt;RHS;</text:p>
      <text:p text:style-name="P6"><text:s text:c="8"/>int templ = obtain_bitmask(LHS,mapping), tempr = obtain_bitmask(RHS,mapping);</text:p>
      <text:p text:style-name="P6"><text:s text:c="8"/>cout&lt;&lt;templ&lt;&lt;" "&lt;&lt;tempr&lt;&lt;endl;</text:p>
      <text:p text:style-name="P6"><text:s text:c="8"/>func_depend[LHS] = RHS;</text:p>
      <text:p text:style-name="P6"><text:s text:c="8"/>bit_depend[templ] = tempr;</text:p>
      <text:p text:style-name="P6"><text:s text:c="4"/>}</text:p>
      <text:p text:style-name="P6"/>
      <text:p text:style-name="P6"><text:s text:c="4"/>for(int i=0;i&lt;(1&lt;&lt;A.size());i++){</text:p>
      <text:p text:style-name="P6"><text:s text:c="8"/>if(isSuperKey(A,i,mapping, func_depend,bit_depend)){</text:p>
      <text:p text:style-name="P6"><text:s text:c="12"/>string temp= convertToString(i,revChar);</text:p>
      <text:p text:style-name="P6"><text:s text:c="12"/>if(temp.size() &lt;=smallest_size){</text:p>
      <text:p text:style-name="P6"><text:s text:c="16"/>cout&lt;&lt;temp&lt;&lt;" is a candidate key"&lt;&lt;endl;</text:p>
      <text:p text:style-name="P6"><text:s text:c="16"/>smallest_size = temp.size();</text:p>
      <text:p text:style-name="P6"><text:s text:c="12"/>}</text:p>
      <text:p text:style-name="P6"><text:s text:c="8"/>}</text:p>
      <text:p text:style-name="P6"><text:s text:c="4"/>}</text:p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Q2 <text:span text:style-name="T4">Write a C program to find super keys from functional dependancies</text:span></text:p>
      <text:p text:style-name="P7"/>
      <text:p text:style-name="P7">#include&lt;bits/stdc++.h&gt;</text:p>
      <text:p text:style-name="P7">using namespace std;</text:p>
      <text:p text:style-name="P7"/>
      <text:p text:style-name="P7">int obtain_bitmask(string A, unordered_map&lt;char,int&gt;mapping){</text:p>
      <text:p text:style-name="P7"><text:s text:c="4"/>int curr = 0;</text:p>
      <text:p text:style-name="P7"><text:s text:c="4"/>for(auto x: A){</text:p>
      <text:p text:style-name="P7"><text:s text:c="8"/>if(mapping.find(x)!= mapping.end()){</text:p>
      <text:p text:style-name="P7"><text:s text:c="12"/>curr |= 1&lt;&lt;(mapping[x]);</text:p>
      <text:p text:style-name="P7"><text:s text:c="8"/>}</text:p>
      <text:p text:style-name="P7"><text:s text:c="4"/>}</text:p>
      <text:p text:style-name="P7"><text:s text:c="4"/>return curr;</text:p>
      <text:p text:style-name="P7">}</text:p>
      <text:p text:style-name="P7"/>
      <text:p text:style-name="P7">string convertToString(int mask, unordered_map&lt;int,char&gt;revMap){</text:p>
      <text:p text:style-name="P7"><text:s text:c="4"/>string res;</text:p>
      <text:p text:style-name="P7"><text:s text:c="4"/>int index = 0;</text:p>
      <text:p text:style-name="P7"><text:s text:c="4"/>while(mask&gt;0){</text:p>
      <text:p text:style-name="P7"><text:s text:c="8"/>if(mask %2){</text:p>
      <text:p text:style-name="P7"><text:s text:c="12"/>res += revMap[index];</text:p>
      <text:p text:style-name="P7"><text:s text:c="8"/>}</text:p>
      <text:p text:style-name="P7"><text:s text:c="8"/>index++;</text:p>
      <text:p text:style-name="P7"><text:s text:c="8"/>mask /=2;</text:p>
      <text:p text:style-name="P7"><text:s text:c="4"/>}</text:p>
      <text:p text:style-name="P7"><text:s text:c="4"/>return res;</text:p>
      <text:p text:style-name="P7">}</text:p>
      <text:p text:style-name="P7"/>
      <text:p text:style-name="P7">bool isSuperKey(string A,int set, unordered_map&lt;char,int&gt;mapping,unordered_map&lt;string,string&gt; func_depend, unordered_map&lt;int,int&gt; bit_depend){</text:p>
      <text:p text:style-name="P7"><text:s text:c="4"/>unordered_set&lt;int&gt;characters;</text:p>
      <text:p text:style-name="P7"><text:s text:c="4"/>int curr_set = set;</text:p>
      <text:p text:style-name="P7"><text:s text:c="4"/>while(true){</text:p>
      <text:p text:style-name="P7"><text:soft-page-break/><text:s text:c="8"/>int prev_set = curr_set;</text:p>
      <text:p text:style-name="P7"><text:s text:c="8"/>for(auto x: bit_depend){</text:p>
      <text:p text:style-name="P7"><text:s text:c="12"/>if((curr_set &amp; x.first) != 0){</text:p>
      <text:p text:style-name="P7"><text:s text:c="16"/>curr_set |= x.second;</text:p>
      <text:p text:style-name="P7"><text:s text:c="12"/>}</text:p>
      <text:p text:style-name="P7"><text:s text:c="8"/>}</text:p>
      <text:p text:style-name="P7"><text:s text:c="8"/>if(curr_set == prev_set){</text:p>
      <text:p text:style-name="P7"><text:s text:c="12"/>break;</text:p>
      <text:p text:style-name="P7"><text:s text:c="8"/>}</text:p>
      <text:p text:style-name="P7"><text:s text:c="4"/>}</text:p>
      <text:p text:style-name="P7"><text:s text:c="4"/>if(curr_set == ((1&lt;&lt;A.size())-1)){</text:p>
      <text:p text:style-name="P7"><text:s text:c="8"/>return true;</text:p>
      <text:p text:style-name="P7"><text:s text:c="4"/>}</text:p>
      <text:p text:style-name="P7"><text:s text:c="4"/>return false;</text:p>
      <text:p text:style-name="P7">}</text:p>
      <text:p text:style-name="P7">int main(){</text:p>
      <text:p text:style-name="P7"><text:s text:c="4"/>int n;</text:p>
      <text:p text:style-name="P7"><text:s text:c="4"/>string A;</text:p>
      <text:p text:style-name="P7"><text:s text:c="4"/>unordered_map&lt;char,int&gt;mapping;</text:p>
      <text:p text:style-name="P7"><text:s text:c="4"/>unordered_map&lt;int,char&gt;revChar;</text:p>
      <text:p text:style-name="P7"><text:s text:c="4"/>unordered_map&lt;string,string&gt; func_depend;</text:p>
      <text:p text:style-name="P7"><text:s text:c="4"/>unordered_map&lt;int,int&gt; bit_depend;</text:p>
      <text:p text:style-name="P7"><text:s text:c="4"/>cout&lt;&lt;"Enter Attributes ";</text:p>
      <text:p text:style-name="P7"><text:s text:c="4"/>cin&gt;&gt;A;</text:p>
      <text:p text:style-name="P7"><text:s text:c="4"/>cout&lt;&lt;"Enter number of functional dependencies ";</text:p>
      <text:p text:style-name="P7"><text:s text:c="4"/>cin&gt;&gt;n;</text:p>
      <text:p text:style-name="P7"><text:s text:c="4"/>for(int i=0;i&lt;A.size();i++){</text:p>
      <text:p text:style-name="P7"><text:s text:c="8"/>mapping[A[i]] = i;</text:p>
      <text:p text:style-name="P7"><text:s text:c="8"/>revChar[i] =A[i];</text:p>
      <text:p text:style-name="P7"><text:s text:c="4"/>}</text:p>
      <text:p text:style-name="P7"><text:s text:c="4"/>for(int i=0;i&lt;n;i++){</text:p>
      <text:p text:style-name="P7"><text:s text:c="8"/>string LHS,RHS;</text:p>
      <text:p text:style-name="P7"><text:s text:c="8"/>cout&lt;&lt;"Enter the LHS of the string ";</text:p>
      <text:p text:style-name="P7"><text:s text:c="8"/>cin&gt;&gt;LHS;</text:p>
      <text:p text:style-name="P7"><text:s text:c="8"/>cout&lt;&lt;"Enter the RHS of the string ";</text:p>
      <text:p text:style-name="P7"><text:s text:c="8"/>cin&gt;&gt;RHS;</text:p>
      <text:p text:style-name="P7"><text:soft-page-break/><text:s text:c="8"/>int templ = obtain_bitmask(LHS,mapping), tempr = obtain_bitmask(RHS,mapping);</text:p>
      <text:p text:style-name="P7"><text:s text:c="8"/>cout&lt;&lt;templ&lt;&lt;" "&lt;&lt;tempr&lt;&lt;endl;</text:p>
      <text:p text:style-name="P7"><text:s text:c="8"/>func_depend[LHS] = RHS;</text:p>
      <text:p text:style-name="P7"><text:s text:c="8"/>bit_depend[templ] = tempr;</text:p>
      <text:p text:style-name="P7"><text:s text:c="4"/>}</text:p>
      <text:p text:style-name="P7"/>
      <text:p text:style-name="P7"><text:s text:c="4"/>for(int i=0;i&lt;(1&lt;&lt;A.size());i++){</text:p>
      <text:p text:style-name="P7"><text:s text:c="8"/>if(isSuperKey(A,i,mapping, func_depend,bit_depend)){</text:p>
      <text:p text:style-name="P7"><text:s text:c="12"/>cout&lt;&lt;convertToString(i,revChar)&lt;&lt;" is a super key"&lt;&lt;endl;</text:p>
      <text:p text:style-name="P7"><text:s text:c="8"/>}</text:p>
      <text:p text:style-name="P7"><text:s text:c="4"/>}</text:p>
      <text:p text:style-name="P7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8e44a" officeooo:paragraph-rsid="0008e44a"/>
    </style:style>
    <style:style style:name="MP2" style:family="paragraph" style:parent-style-name="Footer">
      <style:paragraph-properties fo:text-align="end" style:justify-single-word="false"/>
      <style:text-properties officeooo:rsid="0008e44a" officeooo:paragraph-rsid="0008e4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njiv Kannaa J</text:p>
        <text:p text:style-name="MP1">106121116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1:32:46.118171649</meta:creation-date>
    <dc:date>2023-10-23T22:10:45.271342498</dc:date>
    <meta:editing-duration>PT27M51S</meta:editing-duration>
    <meta:editing-cycles>31</meta:editing-cycles>
    <meta:generator>LibreOffice/7.5.6.2$Linux_X86_64 LibreOffice_project/50$Build-2</meta:generator>
    <meta:document-statistic meta:table-count="0" meta:image-count="0" meta:object-count="0" meta:page-count="6" meta:paragraph-count="159" meta:word-count="393" meta:character-count="4211" meta:non-whitespace-character-count="3088"/>
  </office:meta>
</office:document-meta>
</file>